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a869" officeooo:paragraph-rsid="0010a869" style:font-weight-asian="bold" style:font-weight-complex="bold"/>
    </style:style>
    <style:style style:name="P2" style:family="paragraph" style:parent-style-name="Standard">
      <style:text-properties fo:font-weight="normal" officeooo:rsid="00118c0e" officeooo:paragraph-rsid="00118c0e" style:font-weight-asian="normal" style:font-weight-complex="normal"/>
    </style:style>
    <style:style style:name="T1" style:family="text">
      <style:text-properties officeooo:rsid="00133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Code Review</text:p>
      <text:p text:style-name="P1"/>
      <text:p text:style-name="P2">C<text:span text:style-name="T1">ode Review plays a vital role in assuring the software qual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22:19:13.174488247</meta:creation-date>
    <dc:date>2020-03-21T23:08:48.271818673</dc:date>
    <meta:editing-duration>PT49M36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2" meta:word-count="13" meta:character-count="76" meta:non-whitespace-character-count="64"/>
  </office:meta>
</office:document-meta>
</file>